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tyle="normal" officeooo:rsid="00135545" officeooo:paragraph-rsid="00154e09" style:font-style-asian="normal" style:font-style-complex="normal"/>
    </style:style>
    <style:style style:name="P2" style:family="paragraph" style:parent-style-name="Standard">
      <style:text-properties style:font-name="Ubuntu" fo:font-style="normal" officeooo:rsid="00135545" officeooo:paragraph-rsid="0016eedc" style:font-style-asian="normal" style:font-style-complex="normal"/>
    </style:style>
    <style:style style:name="P3" style:family="paragraph" style:parent-style-name="Standard">
      <style:text-properties style:font-name="Ubuntu" fo:font-style="normal" officeooo:rsid="00154e09" officeooo:paragraph-rsid="00154e09" style:font-style-asian="normal" style:font-style-complex="normal"/>
    </style:style>
    <style:style style:name="P4" style:family="paragraph" style:parent-style-name="Standard">
      <style:text-properties style:font-name="Ubuntu" fo:font-style="normal" fo:font-weight="normal" officeooo:rsid="00154e09" officeooo:paragraph-rsid="00154e0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Ubuntu" fo:font-size="12pt" fo:font-style="normal" fo:font-weight="bold" officeooo:rsid="00135545" officeooo:paragraph-rsid="0016eedc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officeooo:rsid="001bea83" officeooo:paragraph-rsid="001bea83" style:font-weight-asian="bold" style:font-weight-complex="bold"/>
    </style:style>
    <style:style style:name="P7" style:family="paragraph" style:parent-style-name="Standard">
      <style:text-properties officeooo:rsid="0019f255" officeooo:paragraph-rsid="0019f255"/>
    </style:style>
    <style:style style:name="P8" style:family="paragraph" style:parent-style-name="Standard">
      <style:text-properties style:font-name="Ubuntu" fo:font-style="normal" fo:font-weight="bold" officeooo:rsid="0016eedc" officeooo:paragraph-rsid="0016eedc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Ubuntu" fo:font-style="normal" fo:font-weight="bold" officeooo:rsid="00154e09" officeooo:paragraph-rsid="00154e09" style:font-style-asian="normal" style:font-weight-asian="bold" style:font-style-complex="normal" style:font-weight-complex="bold"/>
    </style:style>
    <style:style style:name="P10" style:family="paragraph" style:parent-style-name="Standard">
      <style:text-properties style:font-name="Ubuntu" fo:font-style="normal" fo:font-weight="bold" officeooo:rsid="00186165" officeooo:paragraph-rsid="00154e09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font-name="Ubuntu" fo:font-style="normal" fo:font-weight="bold" officeooo:rsid="0019f255" officeooo:paragraph-rsid="0019f255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Ubuntu" fo:font-style="normal" fo:font-weight="bold" officeooo:rsid="0019f255" officeooo:paragraph-rsid="00215c0f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Ubuntu" fo:font-style="normal" fo:font-weight="bold" officeooo:rsid="001bea83" officeooo:paragraph-rsid="001bea83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Ubuntu" fo:font-style="normal" fo:font-weight="bold" officeooo:rsid="001cf059" officeooo:paragraph-rsid="001cf059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Ubuntu" fo:font-style="normal" fo:font-weight="normal" officeooo:rsid="0019f255" officeooo:paragraph-rsid="0019f255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Ubuntu" fo:font-style="normal" fo:font-weight="normal" officeooo:rsid="001bc1bd" officeooo:paragraph-rsid="0019f255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Ubuntu" fo:font-style="normal" fo:font-weight="normal" officeooo:rsid="001bea83" officeooo:paragraph-rsid="001bea8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Ubuntu" fo:font-style="normal" fo:font-weight="normal" officeooo:rsid="001cf059" officeooo:paragraph-rsid="001cf059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Ubuntu" fo:font-style="normal" fo:font-weight="normal" officeooo:rsid="00135545" officeooo:paragraph-rsid="0018616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Ubuntu" fo:font-style="normal" fo:font-weight="normal" officeooo:rsid="00154e09" officeooo:paragraph-rsid="00186165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" fo:font-style="normal" officeooo:rsid="0019f255" officeooo:paragraph-rsid="00154e09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e09" style:font-weight-asian="bold" style:font-weight-complex="bold"/>
    </style:style>
    <style:style style:name="T3" style:family="text">
      <style:text-properties fo:font-weight="bold" officeooo:rsid="0016eedc" style:font-weight-asian="bold" style:font-weight-complex="bold"/>
    </style:style>
    <style:style style:name="T4" style:family="text">
      <style:text-properties fo:font-weight="bold" officeooo:rsid="001640ee" style:font-weight-asian="bold" style:font-weight-complex="bold"/>
    </style:style>
    <style:style style:name="T5" style:family="text">
      <style:text-properties fo:font-weight="bold" officeooo:rsid="00174140" style:font-weight-asian="bold" style:font-weight-complex="bold"/>
    </style:style>
    <style:style style:name="T6" style:family="text">
      <style:text-properties officeooo:rsid="00154e09"/>
    </style:style>
    <style:style style:name="T7" style:family="text">
      <style:text-properties officeooo:rsid="001640ee"/>
    </style:style>
    <style:style style:name="T8" style:family="text">
      <style:text-properties officeooo:rsid="0016eedc"/>
    </style:style>
    <style:style style:name="T9" style:family="text">
      <style:text-properties officeooo:rsid="00186165"/>
    </style:style>
    <style:style style:name="T10" style:family="text">
      <style:text-properties style:font-name="Ubuntu" fo:font-style="normal" style:font-style-asian="normal" style:font-style-complex="normal"/>
    </style:style>
    <style:style style:name="T11" style:family="text">
      <style:text-properties style:font-name="Ubuntu" fo:font-style="normal" officeooo:rsid="001bc1bd" style:font-style-asian="normal" style:font-style-complex="normal"/>
    </style:style>
    <style:style style:name="T12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Ubuntu" fo:font-style="normal" fo:font-weight="normal" officeooo:rsid="001bc1bd" style:font-style-asian="normal" style:font-weight-asian="normal" style:font-style-complex="normal" style:font-weight-complex="normal"/>
    </style:style>
    <style:style style:name="T14" style:family="text">
      <style:text-properties style:font-name="Ubuntu" fo:font-style="normal" fo:font-weight="normal" officeooo:rsid="00135545" style:font-style-asian="normal" style:font-weight-asian="normal" style:font-style-complex="normal" style:font-weight-complex="normal"/>
    </style:style>
    <style:style style:name="T15" style:family="text">
      <style:text-properties officeooo:rsid="0019f255"/>
    </style:style>
    <style:style style:name="T16" style:family="text">
      <style:text-properties officeooo:rsid="001de0ad"/>
    </style:style>
    <style:style style:name="T17" style:family="text">
      <style:text-properties officeooo:rsid="002327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figure both clients with DHCP</text:span><text:line-break/><text:line-break/><text:line-break/><text:span text:style-name="T7">Set the clients static addresses in serverpro’s </text:span><text:span text:style-name="T4">/etc/bind/db.localdomain</text:span><text:span text:style-name="T7"> file</text:span></text:p>
      <text:p text:style-name="P2"><text:span text:style-name="T7"><text:line-break/></text:span><text:span text:style-name="T15">If necessary, r</text:span><text:span text:style-name="T9">emove</text:span><text:span text:style-name="T8"> the clients static </text:span><text:span text:style-name="T9">mapping from</text:span><text:span text:style-name="T8"> </text:span><text:span text:style-name="T9">the </text:span><text:span text:style-name="T3">/etc/dhcp/dh</text:span><text:span text:style-name="T5">c</text:span><text:span text:style-name="T3">pd.conf </text:span><text:span text:style-name="T8">file.<text:line-break/></text:span><text:span text:style-name="T9">Both will be allocated dynamic addresses.</text:span></text:p>
      <text:p text:style-name="P2"><text:line-break/>Change range of dns <text:span text:style-name="T6">address pool</text:span> by altering the for loop.<text:line-break/><text:span text:style-name="T8">Do this for both forward and reverse zones.<text:line-break/></text:span><text:span text:style-name="T3">/etc/bind/db.localdomain</text:span></text:p>
      <text:p text:style-name="P8">/etc/bind/db.192.168.2</text:p>
      <text:p text:style-name="P1"/>
      <text:p text:style-name="P3">Restart services</text:p>
      <text:p text:style-name="P5">sudo service isc-dhcp-server restart</text:p>
      <text:p text:style-name="P1"><text:span text:style-name="T5">s</text:span><text:span text:style-name="T2">udo rndc reload</text:span></text:p>
      <text:p text:style-name="P9">sudo /etc/init.d/bind9 reload</text:p>
      <text:p text:style-name="P9"/>
      <text:p text:style-name="P4">Check logs to ensure no errors occured</text:p>
      <text:p text:style-name="P21"/>
      <text:p text:style-name="P19"><text:span text:style-name="T6">set both client’s </text:span><text:span text:style-name="T2">/etc/network/interface</text:span><text:span text:style-name="T6"> files to have dhcp </text:span><text:span text:style-name="T17">mapping</text:span><text:span text:style-name="T6"> instead of static. </text:span></text:p>
      <text:p text:style-name="P20"/>
      <text:p text:style-name="P12">TESTING </text:p>
      <text:p text:style-name="P4"/>
      <text:p text:style-name="P4"><text:span text:style-name="T9">R</text:span>eboot clients and check they were both assigned new addresses from the dynamic address pool.</text:p>
      <text:p text:style-name="P10"/>
      <text:p text:style-name="P15">Using the dig commands, we can see that client2.localdomain and clientpro.localdomain both link to their static ipv4 addresses.</text:p>
      <text:p text:style-name="P15"/>
      <text:p text:style-name="P11">dig +short ANY clientpro.localdomain</text:p>
      <text:p text:style-name="P15">192.168.2.11</text:p>
      <text:p text:style-name="P15">fd6b:4104:35ce:0:a00:27ff:fef0:ee0d</text:p>
      <text:p text:style-name="P11"/>
      <text:p text:style-name="P11">dig +short ANY client2.localdomain</text:p>
      <text:p text:style-name="P15">192.168.2.12</text:p>
      <text:p text:style-name="P15">fd6b:4104:35ce:0:a00:27ff:fedc:3d18</text:p>
      <text:p text:style-name="P15"/>
      <text:p text:style-name="P15">(same with forward search)</text:p>
      <text:p text:style-name="P15">Input: dig +short -x 192.168.2.11 -&gt; Output: clientpro.localdomain</text:p>
      <text:p text:style-name="P15"/>
      <text:p text:style-name="P15">Searching for the clients names using the dynamically allocated addresses:</text:p>
      <text:p text:style-name="P11">dig +short -x 192.168.2.51</text:p>
      <text:p text:style-name="P15">ip051.localdomain</text:p>
      <text:p text:style-name="P11">dig +short -x 192.168.2.52</text:p>
      <text:p text:style-name="P7"><text:span text:style-name="T12">ip052.localdomain<text:line-break/><text:line-break/></text:span><text:span text:style-name="T13">Before I had client2’s static address equal to it’s dynamic address</text:span><text:span text:style-name="T12">.</text:span><text:span text:style-name="T14"><text:line-break/></text:span><text:span text:style-name="T13">This shouldn’t happen because another client may have been allocated the dynamic address instead. Then there would be 2 clients with the same ip address.</text:span></text:p>
      <text:p text:style-name="P16"/>
      <text:p text:style-name="P16"/>
      <text:p text:style-name="P6"><text:soft-page-break/><text:span text:style-name="T11">S</text:span><text:span text:style-name="T10">etting up a new ssh account</text:span></text:p>
      <text:p text:style-name="P13"/>
      <text:p text:style-name="P17">Add a new user to the server</text:p>
      <text:p text:style-name="P6"><text:span text:style-name="T10">sudo adduser alice </text:span><text:span text:style-name="T12">(Set up a password)</text:span></text:p>
      <text:p text:style-name="P13">sudo reboot</text:p>
      <text:p text:style-name="P13"/>
      <text:p text:style-name="P17">Log-in to Alice’s ssh account from a client</text:p>
      <text:p text:style-name="P6"><text:span text:style-name="T10">ssh </text:span><text:a xlink:type="simple" xlink:href="mailto:alice@serverpro.localdomain" text:style-name="Internet_20_link" text:visited-style-name="Visited_20_Internet_20_Link"><text:span text:style-name="T10">alice@serverpro.localdomain</text:span></text:a></text:p>
      <text:p text:style-name="P13"/>
      <text:p text:style-name="P17">If necessary, add Alice’s IP to the hosts.allow file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Alternatively:</text:p>
      <text:p text:style-name="P18"/>
      <text:p text:style-name="P18">Make a new account on the client machine.</text:p>
      <text:p text:style-name="P18"><text:span text:style-name="T1">adduser Alice</text:span></text:p>
      <text:p text:style-name="P18"><text:span text:style-name="T1"/></text:p>
      <text:p text:style-name="P18">Login to Alice’s account.<text:line-break/>Set up an ssh key.<text:line-break/><text:span text:style-name="T1">ssh-keygen -b 2048 -t rsa</text:span></text:p>
      <text:p text:style-name="P18"><text:span text:style-name="T1"/></text:p>
      <text:p text:style-name="P18">Send the public key to someone with sudo privileges so they can add you to the list</text:p>
      <text:p text:style-name="P18">of authorized keys.</text:p>
      <text:p text:style-name="P18">To retrieve your public key:<text:line-break/><text:span text:style-name="T1">cat ~/.ssh/id_rsa.pub<text:line-break/><text:line-break/></text:span>sudo user can then add your public key into the .ss<text:span text:style-name="T16">h</text:span>/authorized_keys file, <text:span text:style-name="T16">on the server.</text:span><text:line-break/><text:span text:style-name="T1">sudo nano -w .ssh/authorized_key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6:59:08.765720444</meta:creation-date>
    <dc:date>2022-05-09T17:32:04.987140798</dc:date>
    <meta:editing-duration>PT1H58M1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40" meta:word-count="309" meta:character-count="2125" meta:non-whitespace-character-count="1848"/>
  </office:meta>
</office:document-meta>
</file>